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text-align="center" style:justify-single-word="false" fo:break-before="auto" fo:break-after="auto" fo:padding="0in" fo:border="none"/>
    </style:style>
    <style:style style:name="P3" style:family="paragraph" style:parent-style-name="Standard">
      <style:paragraph-properties fo:break-before="auto" fo:break-after="auto" fo:padding="0in" fo:border="none"/>
      <style:text-properties fo:font-weight="bold" style:font-weight-asian="bold" style:font-weight-complex="bold"/>
    </style:style>
    <style:style style:name="P4" style:family="paragraph" style:parent-style-name="Standard" style:master-page-name="Standard">
      <style:paragraph-properties fo:text-align="center" style:justify-single-word="false" style:page-number="1" fo:break-before="auto" fo:break-after="auto" fo:padding="0in" fo:border="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hance Meeting</text:p>
      <text:p text:style-name="P1"><text:s/></text:p>
      <text:p text:style-name="P1">Well, our intrepid hero was certainly in a bit of trouble now. How was he going to get out of this one? He had entered the cave outside his village against the better judgment of basically everyone in the village. The cave was dangerous, they said. The cave was haunted, they said. The cave would be the death of you, they said. Well, right about now, as Bishop stood staring at what lay before him, it looked like they were right. Only Brock the Woodcutter had enthusiastically encouraged Bishop to enter the cave, although, in hindsight, Brock may have been hoping that just this sort of thing might happen. Brock the Woodcutter didn’t like Bishop very much, after all.</text:p>
      <text:p text:style-name="P1"><text:s/></text:p>
      <text:p text:style-name="P1">Truth be told, most people in the village didn’t like Bishop very much, although most of them tried a bit harder to act otherwise. Bishop often heard the villagers say things like, “Because that’s the way we’ve always done it!” and “Go away and let me work!” when he was around. In fact, it was the villagers who had nick-named him Bishop in the first place, because he had a tendency to pontificate about things in a way that reminded the villagers of the Bishop of Windgate. Of course, the villagers didn’t actually use the word “pontificate” because they didn’t know what it meant, but they knew that the Bishop of Windage talked too much and bored everybody with his sermons.</text:p>
      <text:p text:style-name="P1"><text:s/></text:p>
      <text:p text:style-name="P1">Bishop’s real name was unknown to everyone except his mother (and perhaps even to her). He had been found on the doorstep of the village priory as an infant wrapped in some cheap rags and a thoroughly used basket. Normally, the priory will take in orphans (at least if they can sing or do chores well enough), but owing either to the fact that Bishop had pointy ears or because there were already three orphans serving their time there already, the sisters would not accept him.</text:p>
      <text:p text:style-name="P1"><text:s/></text:p>
      <text:p text:style-name="P1">Luckily, a kindly (if somewhat eccentric) old gnome whom the villagers called the Professor, because they couldn’t (or wouldn’t) pronounce his actual name. Truth be told, the villagers really didn’t care too much for the Professor either, but he helped the town economy a great deal—both from the steady stream of learned individuals he attracted or from the bizarre materials he frequently needed for his work. As for his experiments, as long as he didn’t burn the village down, they were tolerated if not entirely welcome.</text:p>
      <text:p text:style-name="P1"><text:s/></text:p>
      <text:p text:style-name="P1">But as for Bishop’s current fix, he was in a lot of trouble and he wasn’t sure how to get out of it. In fact, he didn’t have a clue. It had all been so easy and exciting at first: walk to the cavern entrance, draw his sword (Bishop was technically a member of the village militia, but they didn’t mind when he went off on his own), make a dramatic pose in case anyone was watching (they weren’t) and then head in. Of course, it had been dark at first.—very dark. But in his uncle’s (Bishop always referred to the Professor as uncle) vast assortment of curiosities and artifacts was a large green gemstone about the size of a chicken’s egg that was covered with strange markings. This object was in fact a luminaire—a magical device that could generate light when spoken to in just the right way.</text:p>
      <text:p text:style-name="P1"><text:s/></text:p>
      <text:p text:style-name="P1"><text:span text:style-name="T1">Luminaire (enchantment: gem)</text:span></text:p>
      <text:p text:style-name="P1"><text:span text:style-name="T1"><text:s/></text:span></text:p>
      <text:p text:style-name="P1"><text:span text:style-name="T1">Primary Effect: light in area around self (configurable)</text:span></text:p>
      <text:p text:style-name="P1"><text:span text:style-name="T1">A magically infused soul stone (see appendix: soul stones) that can emit light when activated. The color of the light emitted depends upon the type of gemstone used in its creation, e.g. a ruby would produce red light, while a sapphire would produce blue light.</text:span></text:p>
      <text:p text:style-name="P1"><text:span text:style-name="T1"><text:s/></text:span></text:p>
      <text:p text:style-name="P1"><text:span text:style-name="T1">Augmented luminaries are capable of producing greater amounts of light, repelling undead creatures, revealing spectral creatures or objects, and—at least according to legend—producing enormous blasts of magical energy.</text:span></text:p>
      <text:p text:style-name="P1"><text:span text:style-name="T1"><text:s/></text:span></text:p>
      <text:p text:style-name="P1">Of course, Bishop had not stolen the luminaire. True, he hadn’t actually asked his uncle for permission to use it, but he was quite sure his uncle wouldn’t mind him using it to explore the cave and uncover lost artifacts and treasure. Using it to get himself killed, however, Bishop thought ruefully, probably would upset his uncle quite a bit.</text:p>
      <text:p text:style-name="P1"><text:soft-page-break/><text:s/></text:p>
      <text:p text:style-name="P1">But, regardless, the luminaire was an excellent tool for delving into dark caves, because it provided light for as long as its wielder wanted it to, was lightweight, and easy to carry. It had allowed Bishop to navigate far into the cave without bumping into any of the rocky shapes that otherwise would have impeded him or stepping into any of the puddles that would have terrified him.</text:p>
      <text:p text:style-name="P1"><text:s/></text:p>
      <text:p text:style-name="P1">The bright light provided by the luminaire had turned out to be a curse, however, because it allowed Bishop to wander too far into the cave and become too enraptured by the many glittering columns and rocky palisades that formed the cavern walls. True, the strange shapes the shadows formed occasionally gave him pause, but resting his hand on his (truth be told, not very sharp) sword and squeezing the luminaire in his hand extra tightly had quieted his nerves enough to keep going.</text:p>
      <text:p text:style-name="P1"><text:s/></text:p>
      <text:p text:style-name="P1">Deeper and deeper into the cavern.</text:p>
      <text:p text:style-name="P1"><text:s/></text:p>
      <text:p text:style-name="P1">After what seemed like hours, but was really only a little while, Bishop had gone far enough into the cave that it began to open up into a vast amphitheatre of stone—too large for his luminaire to fully light. After a few moments, Bishop began to notice that the columns in this section of the cavern were shaped differently than in the earlier parts of the cavern. They were <text:span text:style-name="T2">shaped</text:span>. They were not exactly smooth or straight, but they had definitely been carved into smoother shapes by <text:span text:style-name="T2">someone</text:span>. As he moved closer to examine one, Bishop even saw what looked like carved writing upon the columns—although writing in a language he could not read. The hair on the back of Bishop’s neck stood on end, but his curiosity compelled him to continue onward.</text:p>
      <text:p text:style-name="P1"><text:s/></text:p>
      <text:p text:style-name="P1">Bishop had been intrigued by the cave ever since he was a boy. Bishop had been a precocious child. He along with his cousin Clover had wandered all over the village every chance they got. The cave was always a place that the older villagers spoke of only in hushed whispers (if at all). These furtive mentions were usually followed by one or more of the more superstitious elders within earshot glaring at the offending speaker and signing a circle with a bar bisecting it front of their hearts—a gesture commonly used by old women to ward away evil spirits.</text:p>
      <text:p text:style-name="P1"><text:s/></text:p>
      <text:p text:style-name="P1">To the children of the village, the cave was the source and destination of all their tall tales and spooky stories, although no child from the village had ever so much as crossed its threshold. Even Clover was too afraid to enter it—and she was even braver than Bishop.</text:p>
      <text:p text:style-name="P1"><text:s/></text:p>
      <text:p text:style-name="P1">It’s safe to say that Clover was Bishop’s best friend. It was also safe to say that Clover was Bishop’s only friend. Clover was the girl from the farm nearest to the Professor’s tree house (the professor lived in a tree house because he was a gnome, and gnomes almost always build their homes inside and underneath especially old and distinguished trees <text:span text:style-name="T1">[There’s more to in than that, of course. These aren’t the sorts of trees you are familiar with; they are trees large enough for a family of gnomes (or humans and half-elves in a pinch) can live comfortably within]</text:span>). <text:s/>Clover’s parents had died when she was young and the Professor had taken her in as well and raised her as his niece.</text:p>
      <text:p text:style-name="P1"><text:s/></text:p>
      <text:p text:style-name="P1">Clover didn’t really have many friends either, because she wasn’t afraid to speak her mind. The old women of the village sometimes made signs whenever Clover was around, because they thought she was too wild for her own good. The village boys teased her because they all thought she was pretty, but she didn’t act like the other girls of the village did. According to most people, the Professor had a good heart taking her in and all, but—while it was fine to let a little half-elf boy like Bishop run around wild and fill his head with ideas—it was another thing entirely for a nice human girl like Clover.</text:p>
      <text:p text:style-name="P1"><text:s/></text:p>
      <text:p text:style-name="P1">But Clover adored the Professor, whom she also called Professor, but with affection and not the slightly annoyed skepticism of the villagers. She tended to most of the housekeeping around the Professor’s tree house (which was named Glitterleaf according to the rather ramshackle sign posted on its front), not because anyone expected her to, but just because she knew that no one else would do it. The Professor was too absorbed with his work to bother with much housework and Bishop was too absorbed with impressing Clover with imagined acts of daring-do for cleaning up after himself to ever occur to him.</text:p>
      <text:p text:style-name="P1"><text:s/></text:p>
      <text:p text:style-name="P1">In fact, it was largely for the purpose of impressing Clover that Bishop found himself in the dire predicament he was currently in. Of course, Clover didn’t know that Bishop was actually going to enter the cave, because she didn’t pay much attention to Bishop’s usual boasting (and she would have stopped him had she known, because she had a lot more sense than Bishop did). But they had often talked about the cave growing up and made lots of plans for exploring it and delving its depths that hand never actually gone beyond the planning stage.</text:p>
      <text:p text:style-name="P1"><text:s/></text:p>
      <text:p text:style-name="P1"><text:soft-page-break/>But now Bishop was approximately 20 years old. Now, for a human, that might sound like a lot, but--remember--Bishop was part elf, and they don’t age as fast as humans do. At any rate, Bishop was old enough that he was starting to think he was actually capable of doing the sorts of things he and Clover had once daydreamed about and Clover was becoming a beautiful young woman, which only made Bishop’s desire to impress her more ardent. Of course, Clover was too busy to worry much about the cave anymore, but Bishop was certain he could rekindle her interest with a bit of spelunking on his part. Bringing back just one artifact would surely be enough.</text:p>
      <text:p text:style-name="P1"><text:s/></text:p>
      <text:p text:style-name="P1">Bishop had definitely found some artifacts. A whole pile of them, in fact. As he had skirted the edge of the large amphitheatre-like portion of the cavern and eventually approached it’s end he had become aware of a strange glimmering. And not the glittering of the stone of the cavern, but the glimmering of <text:span text:style-name="T2">metal</text:span>. He had excitedly moved towards the glimmering to see a pile of metal coins, cups, swords, maces, shields, helms, and other things besides all piled in a heap that was as tall as he was. It was only after exclaiming of his good fortune that he had seen it what he sorely wished he had noticed a moment before: there was a dragon lying on top of it.</text:p>
      <text:p text:style-name="P1"><text:s/></text:p>
      <text:p text:style-name="P1"><text:span text:style-name="T1">Dragons (race: magical creature)</text:span></text:p>
      <text:p text:style-name="P1"><text:span text:style-name="T1"><text:s/></text:span></text:p>
      <text:p text:style-name="P1"><text:span text:style-name="T1">Dragons are powerful magical beings that many now believe to be creatures of myth. Dragons do indeed exist, however, although they are exceedingly rare. There are several known breeds of dragon (including red, green, blue, black, bronze, silver, and gold), although most have not been seen by credible sources in many centuries. Details about the known dragon breeds can be found in Appendix: Dragon Breeds.</text:span></text:p>
      <text:p text:style-name="P1"><text:s text:c="2"/></text:p>
      <text:p text:style-name="P2">The Unexpected Gift</text:p>
      <text:p text:style-name="P2"><text:s/></text:p>
      <text:p text:style-name="P1">For perhaps the first time in his life, Bishop was absolutely speechless. Had he not been frozen with fear, he would have fled as fast as his legs could carry him. A dragon! A real, true-to-life dragon! As large as it was, Bishop wasn’t surprised that it had taken him a moment to realize it was there. Other than it’s outline (which was barely discernible against the background of the cavern even in the light of the luminaire) the dragon looked like a pile of lumpy boulders, covered in random coins, gems, and jewelry that had gotten wedged into its scales as it slumbered. And it scales! These were no ordinary scales like you would find on a fish—these scales were massive and looked like clumps of smoothed stone <text:span text:style-name="T1">[Bishop didn’t know it at the time, but he had found a very old bronze dragon. Bronze dragons are so named because their scales have the appearance of burnished bronze plates. This particular bronze dragon, however, was very dusty]</text:span>. But the one thing that Bishop simply could not fail to notice was when the dragon raised it’s head off it’s pillow of treasure, opened a melon-sized eye of red fire, fixed him with it’s gaze, and spoke.</text:p>
      <text:p text:style-name="P1"><text:s/></text:p>
      <text:p text:style-name="P1">“What’s this?” the dragon boomed. It’s voice echoed in the cavern around Bishop and rattled his bones, although he had the distinct impression that the dragon was not speaking particularly loudly. “A visitor?” The dragon shifted a little, scattering some of its treasure pillow. “I haven’t had a visitor in ages.” Now the dragon turned both of its fiery eyes onto Bishop and asked, “and what is your name, little mortal?”</text:p>
      <text:p text:style-name="P1"><text:s/></text:p>
      <text:p text:style-name="P1">After waiting for the echoes from the dragon’s thundering voice to subside, he tried to answer, but found that no sound would come out.</text:p>
      <text:p text:style-name="P1"><text:s/></text:p>
      <text:p text:style-name="P1">“Afraid to speak, are you?” The dragon exhaled, making an attempt to speak more softly now. “Well, that figures. I haven’t had company for simply ages, and now that someone finally comes along, he cannot speak. Oh, well. I suppose it could be worse. You could be here to steal my <text:span text:style-name="T2">treasure</text:span>.” The dragon patted the treasure mound it had been using as a pillow a moment before with a massive, taloned hand--sending stray pieces flying--then continued: “How tedious it is when a mortal comes to steal my treasure.” Bishop got the distinct impression that the dragon rolled its eyes. “You aren’t here to steal my treasure, are you?” The dragon fixed Bishop with a particularly fearsome glare from its eyes, as if daring him to say yes.</text:p>
      <text:p text:style-name="P1"><text:s/></text:p>
      <text:p text:style-name="P1">Bishop said nothing, however, because he still could not produce the sounds necessary for speaking. He did shake his head very fervently to show that he was most definitely not there to steal the dragon’s treasure in any form or fashion.</text:p>
      <text:p text:style-name="P1"><text:s/></text:p>
      <text:p text:style-name="P1">The dragon seemed content and continued: “Truth be told, none of this is really mine.” The dragon again gestured at its erstwhile pillow. “I don’t have much use for it, after all. I only sleep on it so that I don’t lose it.”</text:p>
      <text:p text:style-name="P1"><text:soft-page-break/><text:s/></text:p>
      <text:p text:style-name="P1">Bishop was relieved to hear this. His chances of not being horribly killed might be improving, but he still wasn’t quite not terrified enough to attempt speaking.</text:p>
      <text:p text:style-name="P1"><text:s/></text:p>
      <text:p text:style-name="P1">“Yes, it used to be…oh, ages ago....” The dragon looked at the cavern ceiling as if reminiscing, then continued: “There was a group of mortals. They kept bringing me things. Shiny things. I tried to tell them that I had no use for them, but they insisted. Eventually, I just gave up trying to convince them; it seemed so important to them. So here I am, with a pillow made of treasure.” Bishop looked at the pile of treasure and thought about how silly it must have seemed to the dragon <text:span text:style-name="T1">[little did Bishop know that the mortals the dragon was referring to were a group of druids who used the cave as a temple 600 years previously. Much of the cave’s evil reputation originates from that time, because the druids sacrificed people from the nearby villages to placate the dragon]</text:span>.</text:p>
      <text:p text:style-name="P1"><text:s/></text:p>
      <text:p text:style-name="P1">The dragon looked back to Bishop and continued: “Of course, they were nice enough. They brought me food to eat. They were always bowing and lighting candles and such things, though. Mortals are really quite strange, aren’t they?”</text:p>
      <text:p text:style-name="P1"><text:s/></text:p>
      <text:p text:style-name="P1">This was something Bishop could agree with. He nodded his head.</text:p>
      <text:p text:style-name="P1"><text:s/></text:p>
      <text:p text:style-name="P1">“Well,” continued the dragon, “what <text:span text:style-name="T2">are</text:span> you doing here then, little mortal? If you cannot speak, perhaps you can draw a picture in the dirt here? I could try to read your mind, but I don’t think you would like it.”</text:p>
      <text:p text:style-name="P1"><text:s/></text:p>
      <text:p text:style-name="P1">There was no obvious malice in this statement, but it still sent shivers down Bishop’s spine. Could the dragon really read minds? And what would such a thing entail? Staring into the dragon’s massive eye, Bishop had a sudden vision of the dragon tearing the top of his head off, scooping out his brains and spreading them out upon the cave’s floor the way an auger might with a sheep’s intestines.</text:p>
      <text:p text:style-name="P1"><text:s/></text:p>
      <text:p text:style-name="P1">Bishop resolved that this was the time to speak and croaked out: “I was just curious. I wanted to see the cave. I’ve wanted to come here my whole life.” Bishop’s explanation petered out at the end as he realized how silly of a reason to get himself horribly killed that explanation was.</text:p>
      <text:p text:style-name="P1"><text:s/></text:p>
      <text:p text:style-name="P1">The dragon seemed unfazed, however: “Curious, eh? Yes, you mortals are like that, aren’t you?” Bishop thought the dragon asked a lot of rhetorical questions.</text:p>
      <text:p text:style-name="P1"><text:s/></text:p>
      <text:p text:style-name="P1">“Well, I suppose I should give you some of my treasure. I think someone once told me that’s what we dragons are supposed to do when mortals come by for a visit.” The dragon waved its massive claw over the treasure pile. “Take your pick.”</text:p>
      <text:p text:style-name="P1"><text:s/></text:p>
      <text:p text:style-name="P1">Bishop gulped. He was too afraid to refuse the dragon’s offer, but also too afraid to dare touch any of its treasure. After a moment’s panicky thought, Bishop decided that his best course of action would be to take something out of politeness, but not anything too extravagant or violent-looking—maybe something Clover would like, even—while hoping that this was not some sort of test that would end in his gruesome death.</text:p>
      <text:p text:style-name="P1"><text:s/></text:p>
      <text:p text:style-name="P1"><text:soft-page-break/>Bishop took a tentative step toward the treasure pile and the dragon remained motionless. So he took another step and began to examine the treasure pile more closely, shining his luminaire across the more interesting-looking items. There were quite a few things that Bishop would have quite liked to have had (had there not been a menacing dragon watching his every move), including a mean-looking sword and a splendid-looking mail tunic, but they all looked too aggressive for him to dare touching in the dragon’s presence. Bishop could even see some gem-studded jewelry that he considered taking for Clover, but—aside from it looking very valuable—he thought Clover would have probably found such a thing too gaudy.</text:p>
      <text:p text:style-name="P1"><text:s/></text:p>
      <text:p text:style-name="P1">Then, just when he was about to settle for a ring that was quite elegant-but-not-too-valuable looking, he saw it: a metallic face staring back at him, half-buried under a pile of coins. Bishop’s curiosity overcame his hesitation and he reached out for it. Bishop had read quite a lot of his uncle’s books, so he knew that the ancient dwarves had sometimes used masks to make themselves appear more ferocious in battle, but he had never read about anything like this. This mask was not ferocious. It was…calm. Or maybe disinterested was a better way to describe it. The mask’s expression seemed to shift subtly as he turned it in his hand.</text:p>
      <text:p text:style-name="P1"><text:s/></text:p>
      <text:p text:style-name="P1">The mask appeared to be made of steel, but it was very light. It was also—although Bishop could not tell it at the time because he was himself so hot and sweaty—slightly warm to the touch. The dragon eventually noticed Bishop handling the mask and with what might have been surprise remarked, “Oh, that is a nice choice. Very nice, indeed.” The dragon then looked away, as if into the distant past. “Or perhaps not, as I can’t quite recall what that mask is for. Well, no matter. If you like it, you may have it.”</text:p>
      <text:p text:style-name="P1"><text:s/></text:p>
      <text:p text:style-name="P1">Bishop thought it best to not push the dragon’s hospitality any further, forced out a “Thank you” and walked as quickly as good manners and his trembling knees would allow back towards the way out. Peering behind him, Bishop was immensely relieved to see that the dragon had laid its head back on it’s treasure pile and closed its eyes. The immediate danger now past, Bishop risked a more thorough look at the mask in his hand. Bishop noticed that the vibrant green light from the luminaire gave the mask an almost sinister appearance, but after what he had just experienced, no mere trick of the light was going to rattle him any further. As he left the large open amphitheatre part of the cave, the dragon called out to him: “If you should ever come back, would it be too much trouble for you to bring me something to eat? That would be quite nice.” Shuddering at what kind of meal would please a dragon, Bishop looked back to the dark void where the dragon was lying, shuddered one last time, and began his trek back to the cave’s entrance.</text:p>
      <text:p text:style-name="P1"><text:s text:c="2"/></text:p>
      <text:p text:style-name="P2">The Way Home</text:p>
      <text:p text:style-name="P2"><text:s/></text:p>
      <text:p text:style-name="P1">After the day’s events, Bishop barely noticed anything on his way back to the village—not even the sign on the east gate that announced the village’s name to the few travelers who entered: Broken Stump. Bishop was annoyed by the sign every time he saw it, both because the thought “Broken Stump” was a stupid name for a village, and because the sign itself was nailed onto a broken stump near the ramshackle gate. Some clod’s idea of a joke, Bishop always assumed. It turns out, there was a very good reason the village was named Broken Stump, but Bishop did not know it yet.</text:p>
      <text:p text:style-name="P1"><text:s/></text:p>
      <text:p text:style-name="P1">Bishop was in fact so oblivious to his surroundings that he didn’t notice several things that would have normally given him reason to pause: there were horse hoof prints leading into town—far more than there would normally be; the town was seemingly deserted—even the old gammers were not near the large post in the town center where they usually traded in gossip; and—perhaps most ominously—Clover was not waiting on the path up to Glimmerleaf to scold him for wandering off and being gone all day and not tending to his chores.</text:p>
      <text:p text:style-name="P1"><text:s/></text:p>
      <text:p text:style-name="P1">Had Bishop not been so overwhelmed by his recent experience, he would have noticed these signs, but—as it was—he first realized that something was wrong when he rounded the bend and noticed a crowd of people standing around the entrance to Glimmerleaf. Bishop was surprised by this, because—other than the occasional scholar or treasure hunter, few people visited Glimmerleaf. As Bishop moved closer, the crowd began to notice him. Some of the crowd glimpsed at him and quickly looked away, muttering to their neighbors. Some of the less courteous openly stared at him, with a look that seemed to say, “I always knew this would happen” or “Well, he probably had it coming.”</text:p>
      <text:p text:style-name="P1"><text:s/></text:p>
      <text:p text:style-name="P1">For the second time that day, Bishop was rendered speechless—this time it was not fear for his own well-being that rendered him mute, however. Where was Clover? Where was his uncle? They were not standing amongst the crowd of spectators. Bishop’s fear grew as he began to recognize some of the onlookers. The usual gossipers were there, along with Brother Michel from the priory. Roland was there as well. Roland was captain of the militia. He was a tough old former soldier who had settled in Broken Stump after suffering one too many injuries in the service of the Empire. Roland was tough but fair, and—truth be told—Bishop had always been a bit intimidated by him. For his part, Roland thought that Bishop had potential as a swordsman, but lacked the proper discipline to ever make much of a soldier—probably a result of his elven blood, Roland reasoned. Roland wasn’t prejudiced against elves necessarily. He had served with some of the great elven battle-mages during his many campaigns, but he thought that <text:s/>human blood mixed with elven blood often combined the worst aspects of both races.</text:p>
      <text:p text:style-name="P1"><text:s/></text:p>
      <text:p text:style-name="P1"><text:span text:style-name="T1">Half-Elf (race: mortal humanoid)</text:span></text:p>
      <text:p text:style-name="P1"><text:span text:style-name="T1"><text:s/></text:span></text:p>
      <text:p text:style-name="P1"><text:span text:style-name="T1">Half-elf is a blanket term for any human who has noticeable elven ancestry. When the term first appeared (to denote the mixed heritage of the ruling class of the Second Empire), half-elves were greatly admired as paragons of the potential of the mortal races: a mixture of the dynamism and ambition of humanity and the longevity and sagacity of the elves.</text:span></text:p>
      <text:p text:style-name="P1"><text:soft-page-break/><text:span text:style-name="T1"><text:s/></text:span></text:p>
      <text:p text:style-name="P1"><text:span text:style-name="T1">Since the decline of the Second Empire (and the proliferation of elf-human unions amongst less illustrious families), the term has become more and more pejorative. While half-elves are not generally outright hated, they are often considered to be prone to deviousness and criminality. This stereotype is not accurate, however, as half-elves are not more prone to negative behaviors than any other race. Rather, as children of two great races, half-elves tend to be exceptional in one way or another. They seldom fit in well with either human or elven society and tend to live on the fringes of whatever society they reside within.</text:span></text:p>
      <text:p text:style-name="P1"><text:span text:style-name="T1"><text:s/></text:span></text:p>
      <text:p text:style-name="P1"><text:span text:style-name="T1">Whilst long-lived by human standards, half-elves do not inherit the extremely long lifespan of true elves and only inherit some of their affinity to magic. Half-elves are—as a rule—fond of nature, but, unlike true elves, they are not fey (see appendix: fey).</text:span></text:p>
      <text:p text:style-name="P1"><text:s/></text:p>
      <text:p text:style-name="P1">Nevertheless, Bishop pushed on. It was as he approached the main doorway (which was open) and saw into the foyer that his trepidation was joined by complete shock. The Mayor was standing in there, speaking to several imperial officials. The Mayor was the ruling official of the bit of civilization large enough to call itself a city nearest to Broken Stump. The mayor almost never came to Broken Stump, which suited the residents of Broken Stump quite excellently, but there he stood, In the front room of Bishop’s own home! And he was chatting tersely with an imperial ranger (whom Bishop recognized from having seen him pass through town occasionally) and what must have been the Mayor’s aides. Why would they be here?</text:p>
      <text:p text:style-name="P1"><text:s/></text:p>
      <text:p text:style-name="P1"><text:s/>It so happened that the Professor was actually a rather important person amongst people in the know. Surely, his expertise didn’t count for much in the quiet little hamlet of Broken Stump, but he had been a professor of no little repute at the Imperial University for many years before retiring to the country. Amongst people who knew of such things, the Professor was the preeminent expert in his field <text:span text:style-name="T1">[We’ll get into all that a bit later]</text:span>. </text:p>
      <text:p text:style-name="P1"><text:s/></text:p>
      <text:p text:style-name="P1">He was, in fact important enough that his disappearance had brought the mayor of Windgate to investigate. Technically, the Mayor of Windgate had no jurisdiction outside of his own town, but he considered himself the de facto mayor of Broken Stump since it was too small to have a mayor of it’s own. Upon hearing the news, he had rushed over at once to conduct an investigation into Broken Stump’s most prominent citizen. Of course, the Mayor’s method of conducting an investigation consisted mostly of standing around looking important and making pronouncements of guilt in imperious tones of voice while the various minor officials accompanying him scurried about jotting things down with their quills. </text:p>
      <text:p text:style-name="P1"/>
      <text:p text:style-name="P1">Roland and the rest of the Broken Stump militia didn’t seem too concerned about the whole situation. Roland was a serious and dedicated militia leader, but his concern was keeping order in the town and keeping the riff-raff out. If the Professor wanted to go and get himself lost picking around in places he shouldn’t be, that was the Professor’s business as far as he was concerned. Besides, Roland knew that he couldn’t ask much of the militia beyond guarding the gates into town and breaking up the occasional drunken scuffle or argument over the price of potatoes. </text:p>
      <text:p text:style-name="P1"/>
      <text:p text:style-name="P1">The real law in places like Broken Stump resided with the rangers. The rangers were an imperial legion <text:span text:style-name="T1">[the 14th, to be precise] </text:span>tasked with maintaining order in the imperial countryside. While they were very good at what they did, they were stretched very thin these days, which meant that there usually wasn’t a ranger around when you needed one. There was one today, though, and he seemed quite interested in the goings on.</text:p>
      <text:p text:style-name="P1"/>
      <text:p text:style-name="P1"/>
      <text:p text:style-name="P1"><text:s/></text:p>
      <text:p text:style-name="P1">Appendix</text:p>
      <text:p text:style-name="P1"><text:s/></text:p>
      <text:p text:style-name="P1"><text:span text:style-name="T1">Black: believed to be an offshoot of the green dragon, black dragons are larger than their green dragon cousins, but similar in abilities, behavior, and temperament. Black dragons scales are dark green to black and are generally more angular and pronounced than in green dragons.</text:span></text:p>
      <text:p text:style-name="P1"><text:span text:style-name="T1"><text:s/></text:span></text:p>
      <text:p text:style-name="P1"><text:soft-page-break/><text:span text:style-name="T1">Blue: heavily armored massive quadrupeds with thick iridescent scales that often appear a deep blue or indigo. <text:s/>Blue dragons lack wings, but their extremely dense hides and scales make them nearly invulnerable to damage. Blue dragons are generally peaceful, but prefer solitude. Blue dragons possess extremely acidic saliva that they can propel to surprising distances.</text:span></text:p>
      <text:p text:style-name="P1"><text:span text:style-name="T1"><text:s/></text:span></text:p>
      <text:p text:style-name="P1"><text:span text:style-name="T1">Bronze</text:span></text:p>
      <text:p text:style-name="P1"><text:span text:style-name="T1"><text:s/></text:span></text:p>
      <text:p text:style-name="P1"><text:span text:style-name="T1">Gold</text:span></text:p>
      <text:p text:style-name="P1"><text:span text:style-name="T1"><text:s/></text:span></text:p>
      <text:p text:style-name="P1"><text:span text:style-name="T1">Green: large quadrupeds (anterior appendages developed into wings) with dark, fish-like scales; capable of limited flight only; kills prey with poisonous breath and vicious bite. <text:s/>Green dragons are generally considered manipulative and devious.</text:span></text:p>
      <text:p text:style-name="P1"><text:span text:style-name="T1"><text:s/></text:span></text:p>
      <text:p text:style-name="P1"><text:span text:style-name="T1">Red</text:span></text:p>
      <text:p text:style-name="P3"/>
      <text:p text:style-name="P1"><text:span text:style-name="T1">Silver: majestic massive quadrupeds (anterior appendages developed into wings) with angular silver-grey scales. Silver dragons are capable of prolonged flight and can breath a debilitating poison gas when threatened. Silver dragons are generally benevolent and figure in many tales as protectors and guardians of the virtuous or the weak. Some legends describe silver dragons as messengers or companions of the god Silvanus, who is also sometimes portrayed as an extremely wizened silver drag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font-style-complex="italic"/>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31" meta:word-count="4886" meta:character-count="28028" meta:non-whitespace-character-count="23173"/>
    <meta:generator>LibreOfficeDev/6.0.5.2$Linux_X86_64 LibreOffice_project/</meta:generator>
  </office:meta>
</office:document-meta>
</file>